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2C4000034EC64FF449E.svm"/>
  <manifest:file-entry manifest:media-type="" manifest:full-path="Pictures/2000000700007E18000051C75740C8D4.svm"/>
  <manifest:file-entry manifest:media-type="" manifest:full-path="Pictures/2000000700005B4900000CBD452058F6.svm"/>
  <manifest:file-entry manifest:media-type="" manifest:full-path="Pictures/20000007000063D10000556A39347A02.svm"/>
  <manifest:file-entry manifest:media-type="" manifest:full-path="Pictures/20000007000075D70000390E2C70A310.svm"/>
  <manifest:file-entry manifest:media-type="" manifest:full-path="Pictures/200000070000762800003693D9CB796E.svm"/>
  <manifest:file-entry manifest:media-type="" manifest:full-path="Pictures/2000000700007FC300004BA96D36EA6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List_20_Paragraph">
      <style:paragraph-properties fo:line-height="150%"/>
    </style:style>
    <style:style style:name="P8" style:family="paragraph" style:parent-style-name="List_20_Paragraph">
      <style:paragraph-properties fo:line-height="150%"/>
      <style:text-properties fo:color="#000000"/>
    </style:style>
    <style:style style:name="P9" style:family="paragraph" style:parent-style-name="List_20_Paragraph">
      <style:paragraph-properties fo:margin-left="1.259cm" fo:margin-right="0cm" fo:line-height="150%" fo:text-indent="0cm" style:auto-text-indent="false"/>
    </style:style>
    <style:style style:name="P10" style:family="paragraph" style:parent-style-name="List_20_Paragraph">
      <style:paragraph-properties fo:margin-left="1.259cm" fo:margin-right="0cm" fo:line-height="150%" fo:text-align="start" style:justify-single-word="false" fo:text-indent="0cm" style:auto-text-indent="false"/>
    </style:style>
    <style:style style:name="P11" style:family="paragraph" style:parent-style-name="List_20_Paragraph">
      <style:paragraph-properties fo:margin-left="0cm" fo:margin-right="0cm" fo:line-height="150%" fo:text-indent="0cm" style:auto-text-indent="false"/>
    </style:style>
    <style:style style:name="P12" style:family="paragraph" style:parent-style-name="List_20_Paragraph">
      <style:paragraph-properties fo:margin-left="0cm" fo:margin-right="0cm" fo:line-height="150%" fo:text-align="end" style:justify-single-word="false" fo:text-indent="0cm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L1">
      <style:paragraph-properties fo:line-height="150%"/>
    </style:style>
    <style:style style:name="P16" style:family="paragraph" style:parent-style-name="List_20_Paragraph" style:list-style-name="L2">
      <style:paragraph-properties fo:line-height="150%"/>
    </style:style>
    <style:style style:name="P17" style:family="paragraph" style:parent-style-name="List_20_Paragraph" style:list-style-name="L3">
      <style:paragraph-properties fo:line-height="150%"/>
    </style:style>
    <style:style style:name="P18" style:family="paragraph" style:parent-style-name="List_20_Paragraph" style:list-style-name="WWNum1">
      <style:paragraph-properties fo:line-height="150%"/>
    </style:style>
    <style:style style:name="P19" style:family="paragraph" style:parent-style-name="List_20_Paragraph" style:list-style-name="L4">
      <style:paragraph-properties fo:line-height="150%"/>
    </style:style>
    <style:style style:name="P20" style:family="paragraph" style:parent-style-name="List_20_Paragraph" style:list-style-name="L5">
      <style:paragraph-properties fo:line-height="150%"/>
    </style:style>
    <style:style style:name="P21" style:family="paragraph" style:parent-style-name="List_20_Paragraph" style:list-style-name="L6">
      <style:paragraph-properties fo:line-height="150%"/>
    </style:style>
    <style:style style:name="P22" style:family="paragraph" style:parent-style-name="List_20_Paragraph" style:list-style-name="L7">
      <style:paragraph-properties fo:line-height="150%"/>
    </style:style>
    <style:style style:name="P23" style:family="paragraph" style:parent-style-name="List_20_Paragraph" style:list-style-name="WWNum1">
      <style:paragraph-properties fo:margin-left="1.259cm" fo:margin-right="0cm" fo:line-height="150%" fo:text-indent="-0.63cm" style:auto-text-indent="false"/>
    </style:style>
    <style:style style:name="P24" style:family="paragraph" style:parent-style-name="List_20_Paragraph" style:list-style-name="L3">
      <style:paragraph-properties fo:margin-left="1.259cm" fo:margin-right="0cm" fo:line-height="150%" fo:text-indent="0cm" style:auto-text-indent="false"/>
    </style:style>
    <style:style style:name="P25" style:family="paragraph" style:parent-style-name="List_20_Paragraph" style:list-style-name="L5">
      <style:paragraph-properties fo:margin-left="0cm" fo:margin-right="0cm" fo:line-height="150%" fo:text-indent="0cm" style:auto-text-indent="false"/>
    </style:style>
    <style:style style:name="P26" style:family="paragraph" style:parent-style-name="List_20_Paragraph" style:list-style-name="WWNum1">
      <style:paragraph-properties fo:margin-left="0cm" fo:margin-right="0cm" fo:line-height="150%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ffffff" style:font-name="Roboto" fo:font-size="9.75pt" fo:letter-spacing="normal" fo:font-style="normal" fo:font-weight="bold" style:font-size-asian="14pt" style:font-weight-asian="bold" style:font-size-complex="14pt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/>
      <text:p text:style-name="P5"/>
      <text:p text:style-name="P1"><text:span text:style-name="T2">In</text:span><text:span text:style-name="T1"> Internet Rzeczy</text:span></text:p>
      <text:p text:style-name="P4">Ilona </text:p>
      <text:p text:style-name="P4">studia podyplomowe cyberbezpieczeństwo</text:p>
      <text:p text:style-name="P3"/>
      <text:p text:style-name="P5">Projekt sieci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tab/><text:tab/><text:tab/><text:tab/>Nowy Sącz 2023</text:p>
      <text:p text:style-name="P2"/>
      <text:p text:style-name="P2"><text:soft-page-break/></text:p>
      <text:p text:style-name="P5"/>
      <text:p text:style-name="P5">Spis Treści</text:p>
      <text:p text:style-name="P5"/>
      <text:p text:style-name="P5"/>
      <text:list xml:id="list232141678393195623" text:style-name="WWNum1">
        <text:list-item>
          <text:p text:style-name="P14">Wstęp</text:p>
        </text:list-item>
      </text:list>
      <text:p text:style-name="List_20_Paragraph"/>
      <text:p text:style-name="List_20_Paragraph">Projekt składa się z 4 rozdziałów:</text:p>
      <text:p text:style-name="List_20_Paragraph"/>
      <text:p text:style-name="P7">- Opis projektu, przedstawia cel oraz główne założenia projektu.</text:p>
      <text:p text:style-name="P7">- Narzędzia, opis funkcjonalności narzędzia Packet Tracer.</text:p>
      <text:list xml:id="list1059414361664166131" text:style-name="L1">
        <text:list-header>
          <text:p text:style-name="P15">- Prezentacja projektu, opis czynności ustawiania sieci.</text:p>
        </text:list-header>
      </text:list>
      <text:list xml:id="list5502181620390810378" text:style-name="L2">
        <text:list-header>
          <text:p text:style-name="P16">- Podsumowanie, przedstawienie zamiaru i wniosków.</text:p>
        </text:list-header>
      </text:list>
      <text:p text:style-name="List_20_Paragraph"/>
      <text:p text:style-name="List_20_Paragraph"/>
      <text:list xml:id="list43756977" text:continue-list="list232141678393195623" text:style-name="WWNum1">
        <text:list-item>
          <text:p text:style-name="P23">Opis projektu</text:p>
          <text:p text:style-name="P23"/>
        </text:list-item>
      </text:list>
      <text:p text:style-name="P9">Projekt ma na celu utworzyć szkic sieci składającej się z 10 komputerów ( stacji roboczych), serwera oraz dobranie odpowiednich elementów współtworzących sieć. Projekt zakłada nadanie adresów IP komputerom dynamicznie za pomocą <text:s/>funkcjonalności protokołu DHCP (Dynamic Host Configuration Protocol).</text:p>
      <text:p text:style-name="P9">Oraz zabezpieczenie poszczególnych elementów sieci firewalle-m. Firewall ma obejmować dwie reguły tj. pierwsza ma blokować protokół ICMP wykorzystywanego w procesie „ping” oraz <text:s/>druga pozwalająca na protokół IP. <text:s/></text:p>
      <text:p text:style-name="P9"/>
      <text:p text:style-name="P10">Projekt obejmował kilka faz:</text:p>
      <text:p text:style-name="P9">1. Pierwsza Faza: zaprojektowano sieć wraz z odpowiednimi łączami oraz ruterem.</text:p>
      <text:p text:style-name="P9">2. Druga Faza: nadano <text:s/>adresy IP za pomocą protokołu DHCP /<text:span text:style-name="T5"> komuter 5 </text:span>nie otrzymał odpowiedniego przydziału stąd został skonfigurowany statycznie.</text:p>
      <text:list xml:id="list41269799425172658" text:style-name="L3">
        <text:list-header>
          <text:p text:style-name="P17">3. Trzecia Faza: obejmowała sprawdzenie łączności za pomocą programu ping oraz symulacji w Paket Tracer. Pakiety dotarły ze statusem „successful”.</text:p>
          <text:p text:style-name="P17">4. Czwarta Faza – Włączenie firewall-a z dwoma regułami:</text:p>
          <text:list>
            <text:list-item>
              <text:list>
                <text:list-header>
                  <text:p text:style-name="P24"><text:s text:c="5"/>„Allow” – na protokół IP oraz „Deny” – na protokół ICMP.</text:p>
                </text:list-header>
              </text:list>
            </text:list-item>
          </text:list>
          <text:p text:style-name="P17">5. Piąta Faza: Sprawdzenie czy firmewall działa potwierdziłam, iż pakiety ICMP nie dochodzą a protokół IP jest dopuszczony. Zgodnie z nadanymi regułami.</text:p>
          <text:p text:style-name="P24"><text:s/></text:p>
        </text:list-header>
      </text:list>
      <text:p text:style-name="P9"/>
      <text:list xml:id="list43766039" text:continue-list="list43756977" text:style-name="WWNum1">
        <text:list-item>
          <text:p text:style-name="P18"><text:soft-page-break/>Narzędzia </text:p>
          <text:p text:style-name="P18"/>
        </text:list-item>
      </text:list>
      <text:p text:style-name="P8"><text:span text:style-name="T4">Do przygotowania projektu użyto narzędzia Cisco Packet Tracer - „simulation enviroment tool”. Jest to narzędzie firmy Cisco <text:s/>- która jest </text:span><text:span text:style-name="T3">światowym liderem w dziedzinie technologii sieciowych przeznaczonych do obsługi Internetu.</text:span> </text:p>
      <text:p text:style-name="P8">Packet Tracer jest narzędziem wykorzystywanym do symulacji oraz wizualizacji rzeczywistych sieci. Narzędzie pozwala na wybranie odpowiednich elementów architektury sieci, oraz połączenie ich za pomocą odpowiedniego okablowania, <text:s/>przełączników ( switches), użycie ruterów, serwerów jak i przedstawia planowane stacje robocze - endpointy (komputery, laptopy). Elementy sieci mogą zostać skonfigurowane w ramach narzędzia a ich łączność poprzez opcje wizualizacji jest sprawdzana.</text:p>
      <text:p text:style-name="P8"/>
      <text:list xml:id="list43756021" text:continue-numbering="true" text:style-name="WWNum1">
        <text:list-item>
          <text:p text:style-name="P18">Prezentacja projektu</text:p>
          <text:p text:style-name="P18"/>
        </text:list-item>
      </text:list>
      <text:list xml:id="list1709210630665941253" text:style-name="L4">
        <text:list-item>
          <text:p text:style-name="P19">Projekt cieci:</text:p>
        </text:list-item>
      </text:list>
      <text:p text:style-name="P7"/>
      <text:p text:style-name="P7"><draw:frame draw:style-name="fr1" draw:name="grafika1" text:anchor-type="paragraph" svg:width="14.732cm" svg:height="6.803cm" draw:z-index="6"><draw:image xlink:href="Pictures/200000070000762800003693D9CB796E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5593814959076179060" text:style-name="L5">
        <text:list-item>
          <text:p text:style-name="P20">Ustawienie DHCP na serwerze</text:p>
          <text:p text:style-name="P25"/>
        </text:list-item>
      </text:list>
      <text:p text:style-name="P7"><draw:frame draw:style-name="fr2" draw:name="grafika4" text:anchor-type="paragraph" svg:width="16.002cm" svg:height="9.476cm" draw:z-index="4"><draw:image xlink:href="Pictures/2000000700007FC300004BA96D36EA60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43782375" text:continue-numbering="true" text:style-name="L5">
        <text:list-item>
          <text:p text:style-name="P20">Sprawdzenie <text:span text:style-name="T5">przed instalacją blokady </text:span>pakietów ICMP</text:p>
          <text:p text:style-name="P20">czy pakiety dochodzą. Symulacja pokazała statusy wysyłanych pakietów jako successful czyli doręczone oraz otrzymanie informacji zwrotnej od „ping-owanego” komputera.</text:p>
        </text:list-item>
      </text:list>
      <text:p text:style-name="P7"><draw:frame draw:style-name="fr3" draw:name="grafika2" text:anchor-type="paragraph" svg:width="15.374cm" svg:height="12.818cm" draw:z-index="0"><draw:image xlink:href="Pictures/20000007000063D10000556A39347A02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</text:p>
      <text:list xml:id="list610510682840593173" text:style-name="L6">
        <text:list-item>
          <text:p text:style-name="P21">Ustawienie Firewall -a</text:p>
          <text:p text:style-name="P21">Ustawienie obejmowało dwie reguły:</text:p>
          <text:p text:style-name="P21">1. „Deny” czyli blokuj dla pakietów ICMP „Internet Cotrole Message Protocol” pakiet który jest wysyłany w programie ping.</text:p>
          <text:p text:style-name="P21">2. „Allow” czyli zezwól dla pakietów IP „Internet Protocol”</text:p>
        </text:list-item>
      </text:list>
      <text:p text:style-name="P11"/>
      <text:list xml:id="list4137941912088272350" text:style-name="L7">
        <text:list-header>
          <text:p text:style-name="P22"><draw:frame draw:style-name="fr4" draw:name="grafika3" text:anchor-type="paragraph" svg:width="15.367cm" svg:height="9.966cm" draw:z-index="1"><draw:image xlink:href="Pictures/2000000700007E18000051C75740C8D4.svm" xlink:type="simple" xlink:show="embed" xlink:actuate="onLoad"/></draw:frame></text:p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V. Włączenie firewalla – pakiety ICMP zostały zablokowane oraz dozwolono na protokuł IP. Poniżej sprawdzenie tej funkcjonalności:</text:p>
      <text:p text:style-name="P7"/>
      <text:p text:style-name="P7"/>
      <text:p text:style-name="P7"/>
      <text:p text:style-name="P7"><draw:frame draw:style-name="fr1" draw:name="grafika5" text:anchor-type="paragraph" svg:width="14.732cm" svg:height="6.793cm" draw:z-index="2"><draw:image xlink:href="Pictures/20000007000072C4000034EC64FF449E.svm" xlink:type="simple" xlink:show="embed" xlink:actuate="onLoad"/></draw:frame></text:p>
      <text:p text:style-name="P7"/>
      <text:p text:style-name="P7"/>
      <text:p text:style-name="P7">1.Blokada pakietów ICMP</text:p>
      <text:p text:style-name="P11"><draw:frame draw:style-name="fr1" draw:name="grafika6" text:anchor-type="paragraph" svg:width="14.732cm" svg:height="2.055cm" draw:z-index="3"><draw:image xlink:href="Pictures/2000000700005B4900000CBD452058F6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1"/>
      <text:p text:style-name="P11"><text:soft-page-break/></text:p>
      <text:p text:style-name="P11"><text:s text:c="4"/>2.Dozwolenie na protokół IP</text:p>
      <text:p text:style-name="P11"/>
      <text:p text:style-name="P11"><draw:frame draw:style-name="fr1" draw:name="grafika7" text:anchor-type="paragraph" svg:width="16.002cm" svg:height="7.747cm" draw:z-index="5"><draw:image xlink:href="Pictures/20000007000075D70000390E2C70A310.svm" xlink:type="simple" xlink:show="embed" xlink:actuate="onLoad"/></draw:frame></text:p>
      <text:p text:style-name="P11"/>
      <text:list xml:id="list43784111" text:continue-list="list43756021" text:style-name="WWNum1">
        <text:list-item>
          <text:p text:style-name="P26">Podsumowanie </text:p>
        </text:list-item>
      </text:list>
      <text:p text:style-name="P11"/>
      <text:p text:style-name="P11"><text:tab/>Zamiar projektu obejmował stworzenie sieci dla 10 komputerów oraz serwera.</text:p>
      <text:p text:style-name="P11"><text:tab/>Wnioski:</text:p>
      <text:p text:style-name="P11"><text:tab/>Do wygodnego umiejscowienia oraz podłączenia <text:s/>poszczególnych elementów użyto <text:s/><text:tab/>switch-erów które dla wygody i logistyki podzieliły komputery na 2 grupy. <text:s/>Cały <text:tab/>zamysł ma gwarantować działającą oraz efektywną przestrzeń pracy. Projekt zakłada <text:tab/>iż serwer oraz 2 grupy komputerów mogą znajdować się w pewnej odległości tj <text:tab/>w <text:tab/>innej lokalizacji jak np. w przylegających pokojach. Ta swoboda została osiągnięta <text:tab/>dzięki odpowiedniej ilości przełączników.</text:p>
      <text:p text:style-name="P11"><text:tab/>Zastosowanie protokołu DHCP zautomatyzowało proces adresacji. Każdy komputer <text:tab/>( end-point) został zabezpieczony firewallem stąd nie odpowiadają na komendę ping <text:tab/>umożliwiając im jednocześnie na protokół IP <text:s/>w konfiguracji firewall-a. </text:p>
      <text:p text:style-name="P7"/>
      <text:p text:style-name="P12">Ilona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l" fo:country="PL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z</meta:initial-creator>
    <dc:creator>Ilona Gmerek</dc:creator>
    <meta:editing-cycles>44</meta:editing-cycles>
    <meta:creation-date>2023-04-23T16:41:00</meta:creation-date>
    <dc:date>2023-07-20T23:52:07.12</dc:date>
    <meta:editing-duration>PT5H33M8S</meta:editing-duration>
    <meta:generator>OpenOffice/4.1.14$Win32 OpenOffice.org_project/4114m1$Build-9811</meta:generator>
    <meta:document-statistic meta:table-count="0" meta:image-count="7" meta:object-count="0" meta:page-count="8" meta:paragraph-count="45" meta:word-count="507" meta:character-count="37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